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095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right" draw:textarea-vertical-align="middle" draw:auto-grow-height="false" draw:fit-to-contour="true" fo:min-height="2.191cm" fo:min-width="4.4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>
      <style:graphic-properties style:protect="size" loext:decorative="false"/>
    </style:style>
    <style:style style:name="gr23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25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7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8cm" loext:decorative="false"/>
    </style:style>
    <style:style style:name="gr28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397cm" loext:decorative="false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258cm" loext:decorative="false"/>
    </style:style>
    <style:style style:name="gr3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8cm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397cm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294cm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24.738cm" fo:min-width="4.498cm" loext:decorative="false"/>
    </style:style>
    <style:style style:name="gr34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4.498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.152cm"/>
    </style:style>
    <style:style style:name="P9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8cm" svg:height="0.629cm" svg:x="3.221cm" svg:y="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493cm" svg:height="1.757cm" svg:x="1.794cm" svg:y="6.6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Determine 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5" xml:id="id2" draw:id="id2" draw:layer="layout" svg:width="3.789cm" svg:height="1.588cm" draw:transform="skewX (-0.0144862327915529) translate (1.63427133626067cm 4.315cm)" svg:viewBox="0 0 3790 1589" draw:points="1,0 2368,0 2842,0 3789,0 3788,793 3790,794 3788,795 3788,1588 2842,1588 2842,1589 0,1589 947,794">
          <text:p text:style-name="P4"><text:span text:style-name="T1">Recieve Disaster Notification</text:span></text:p>
        </draw:polygon>
        <draw:connector draw:style-name="gr4" draw:text-style-name="P6" draw:layer="layout" draw:type="line" svg:x1="3.54cm" svg:y1="3.046cm" svg:x2="3.54cm" svg:y2="4.315cm" draw:start-shape="id1" draw:start-glue-point="8" draw:end-shape="id2" draw:end-glue-point="0" svg:d="M3540 3046v1269" svg:viewBox="0 0 1 1270">
          <text:p/>
        </draw:connector>
        <draw:connector draw:style-name="gr5" draw:text-style-name="P6" draw:layer="layout" draw:type="line" svg:x1="3.54cm" svg:y1="5.904cm" svg:x2="3.54cm" svg:y2="6.622cm" draw:start-shape="id2" draw:start-glue-point="2" draw:end-shape="id3" draw:end-glue-point="0" svg:d="M3540 5904v718" svg:viewBox="0 0 1 719">
          <text:p/>
        </draw:connector>
        <draw:custom-shape draw:style-name="gr6" draw:text-style-name="P3" xml:id="id4" draw:id="id4" draw:layer="layout" svg:width="3.493cm" svg:height="1.757cm" svg:x="1.79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Highlight Areas of Inte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3.54cm" svg:y1="8.379cm" svg:x2="3.54cm" svg:y2="9.282cm" draw:start-shape="id3" draw:start-glue-point="2" draw:end-shape="id4" draw:end-glue-point="0" svg:d="M3540 8379v903" svg:viewBox="0 0 1 904">
          <text:p/>
        </draw:connector>
        <draw:custom-shape draw:style-name="gr8" draw:text-style-name="P3" xml:id="id5" draw:id="id5" draw:layer="layout" svg:width="3.493cm" svg:height="1.757cm" svg:x="16.4cm" svg:y="9.28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gment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6" draw:id="id6" draw:layer="layout" svg:width="3.493cm" svg:height="1.757cm" svg:x="6.614cm" svg:y="11.01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lect T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7" draw:id="id7" draw:layer="layout" svg:width="3.493cm" svg:height="1.757cm" svg:x="6.614cm" svg:y="13.529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" draw:id="id8" draw:layer="layout" svg:width="3.493cm" svg:height="1.757cm" svg:x="6.614cm" svg:y="16.017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5.287cm" svg:y1="10.16cm" svg:x2="16.4cm" svg:y2="10.16cm" draw:start-shape="id4" draw:start-glue-point="1" draw:end-shape="id5" draw:end-glue-point="3" svg:d="M5287 10160h11113" svg:viewBox="0 0 11114 1">
          <text:p/>
        </draw:connector>
        <draw:connector draw:style-name="gr13" draw:text-style-name="P6" draw:layer="layout" svg:x1="18.146cm" svg:y1="11.039cm" svg:x2="10.107cm" svg:y2="11.897cm" draw:start-shape="id5" draw:start-glue-point="2" draw:end-shape="id6" draw:end-glue-point="1" svg:d="M18146 11039v858h-8039" svg:viewBox="0 0 8040 859">
          <text:p/>
        </draw:connector>
        <draw:connector draw:style-name="gr14" draw:text-style-name="P6" draw:layer="layout" svg:x1="8.36cm" svg:y1="12.776cm" svg:x2="8.36cm" svg:y2="13.529cm" draw:start-shape="id6" draw:start-glue-point="2" draw:end-shape="id7" draw:end-glue-point="0" svg:d="M8360 12776v753" svg:viewBox="0 0 1 754">
          <text:p/>
        </draw:connector>
        <draw:connector draw:style-name="gr15" draw:text-style-name="P6" draw:layer="layout" svg:x1="8.36cm" svg:y1="15.286cm" svg:x2="8.36cm" svg:y2="16.017cm" draw:start-shape="id7" draw:start-glue-point="2" draw:end-shape="id8" draw:end-glue-point="0" svg:d="M8360 15286v731" svg:viewBox="0 0 1 732">
          <text:p/>
        </draw:connector>
        <draw:custom-shape draw:style-name="gr16" draw:text-style-name="P3" xml:id="id9" draw:id="id9" draw:layer="layout" svg:width="3.493cm" svg:height="1.757cm" svg:x="11.6cm" svg:y="16.02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Segment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0" draw:id="id10" draw:layer="layout" svg:width="3.493cm" svg:height="1.757cm" svg:x="11.6cm" svg:y="18.53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p Ar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1" draw:id="id11" draw:layer="layout" svg:width="3.493cm" svg:height="1.757cm" svg:x="11.6cm" svg:y="20.92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svg:x1="13.346cm" svg:y1="17.779cm" svg:x2="13.346cm" svg:y2="18.532cm" draw:start-shape="id9" draw:start-glue-point="2" draw:end-shape="id10" draw:end-glue-point="0" svg:d="M13346 17779v753" svg:viewBox="0 0 1 754">
          <text:p/>
        </draw:connector>
        <draw:connector draw:style-name="gr15" draw:text-style-name="P6" draw:layer="layout" svg:x1="13.346cm" svg:y1="20.289cm" svg:x2="13.346cm" svg:y2="20.92cm" draw:start-shape="id10" draw:start-glue-point="2" draw:end-shape="id11" draw:end-glue-point="0" svg:d="M13346 20289v631" svg:viewBox="0 0 1 632">
          <text:p/>
        </draw:connector>
        <draw:custom-shape draw:style-name="gr19" draw:text-style-name="P3" xml:id="id12" draw:id="id12" draw:layer="layout" svg:width="3.493cm" svg:height="1.757cm" svg:x="11.6cm" svg:y="23.243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Mark Segment 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10.107cm" svg:y1="16.895cm" svg:x2="11.6cm" svg:y2="16.9cm" draw:start-shape="id8" draw:start-glue-point="1" draw:end-shape="id9" draw:end-glue-point="3" svg:d="M10107 16895l1493 5" svg:viewBox="0 0 1494 6">
          <text:p/>
        </draw:connector>
        <draw:connector draw:style-name="gr21" draw:text-style-name="P6" draw:layer="layout" draw:type="line" svg:x1="13.346cm" svg:y1="22.677cm" svg:x2="13.346cm" svg:y2="23.243cm" draw:start-shape="id11" draw:start-glue-point="2" draw:end-shape="id12" draw:end-glue-point="0" svg:d="M13346 22677v566" svg:viewBox="0 0 1 567">
          <text:p/>
        </draw:connector>
        <draw:g draw:style-name="gr22" xml:id="id13" draw:id="id13">
          <draw:path draw:style-name="gr23" draw:text-style-name="P7" draw:layer="layout" svg:width="1.058cm" svg:height="1.058cm" svg:x="12.817cm" svg:y="25.681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24" draw:text-style-name="P7" draw:layer="layout" svg:width="0.635cm" svg:height="0.635cm" svg:x="13.028cm" svg:y="25.892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connector draw:style-name="gr25" draw:text-style-name="P6" draw:layer="layout" draw:type="line" svg:x1="13.346cm" svg:y1="25cm" svg:x2="13.346cm" svg:y2="25.681cm" draw:start-shape="id12" draw:start-glue-point="2" draw:end-shape="id13" draw:end-glue-point="0" svg:d="M13346 25000v681" svg:viewBox="0 0 1 682">
          <text:p/>
        </draw:connector>
        <draw:frame draw:style-name="gr26" draw:text-style-name="P9" draw:layer="layout" svg:width="5.08cm" svg:height="2.274cm" svg:x="15.922cm" svg:y="2.587cm">
          <draw:text-box>
            <text:p text:style-name="P8"><text:span text:style-name="T2">Activity Diagram</text:span></text:p>
            <text:p text:style-name="P8"><text:span text:style-name="T3">HOT Processes</text:span></text:p>
            <text:p text:style-name="P8"><text:span text:style-name="T2">12-Sep-2023 v1.0.0</text:span></text:p>
          </draw:text-box>
        </draw:frame>
        <draw:custom-shape draw:style-name="gr27" draw:text-style-name="P10" draw:layer="layout" svg:width="4.898cm" svg:height="24.988cm" svg:x="1.017cm" svg:y="1.9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97cm" svg:height="24.988cm" svg:x="5.914cm" svg:y="1.9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758cm" svg:height="24.988cm" svg:x="10.847cm" svg:y="1.9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4.898cm" svg:height="0.858cm" svg:x="1.017cm" svg:y="1.094cm">
          <text:p text:style-name="P11">ATM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4.897cm" svg:height="0.858cm" svg:x="5.915cm" svg:y="1.094cm">
          <text:p text:style-name="P11">Mapper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794cm" svg:height="0.858cm" svg:x="10.811cm" svg:y="1.094cm">
          <text:p text:style-name="P11">Validator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4.998cm" svg:height="24.988cm" svg:x="15.592cm" svg:y="1.9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4.998cm" svg:height="0.858cm" svg:x="15.592cm" svg:y="1.094cm">
          <text:p text:style-name="P11">Syste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1:00.397861341</meta:creation-date>
    <dc:date>2023-09-13T20:27:31.081438651</dc:date>
    <meta:editing-duration>PT16M30S</meta:editing-duration>
    <meta:editing-cycles>1</meta:editing-cycles>
    <meta:document-statistic meta:object-count="36"/>
    <meta:generator>LibreOffice/7.6.0.3$MacOSX_AARCH64 LibreOffice_project/69edd8b8ebc41d00b4de3915dc82f8f0fc3b6265</meta:generator>
  </office:meta>
</office:document-meta>
</file>